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style:font-name-asian="Arial1" style:font-weight-asian="bold" style:font-name-complex="Arial1"/>
    </style:style>
    <style:style style:name="P2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style:font-name-asian="Arial1" style:font-name-complex="Arial1"/>
    </style:style>
    <style:style style:name="P3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P4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style:font-name-asian="Arial1" style:font-weight-asian="bold" style:font-name-complex="Arial1"/>
    </style:style>
    <style:style style:name="P5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fo:background-color="transparent" style:font-name-asian="Arial1" style:font-weight-asian="bold" style:font-name-complex="Arial1"/>
    </style:style>
    <style:style style:name="P6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style:font-name-asian="Arial1" style:font-name-complex="Arial1"/>
    </style:style>
    <style:style style:name="P7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background-color="#fff200" style:font-name-asian="Arial1" style:font-name-complex="Arial1"/>
    </style:style>
    <style:style style:name="P8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background-color="transparent" style:font-name-asian="Arial1" style:font-name-complex="Arial1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fo:background-color="#fff200" loext:char-shading-value="0"/>
    </style:style>
    <style:style style:name="T4" style:family="text">
      <style:text-properties fo:background-color="#fff200" loext:char-shading-value="0"/>
    </style:style>
    <style:style style:name="T5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_gjdgxs"/><text:span text:style-name="T1">Core Java: Part </text:span><text:span text:style-name="T2">3</text:span></text:p>
      <text:p text:style-name="P1"><text:bookmark text:name="_njcrmc7pvd3q"/>1. <text:s/>Determine the output</text:p>
      <text:p text:style-name="P1"><text:bookmark text:name="_ljera6o9ebke"/>PSVM()</text:p>
      <text:p text:style-name="P1"><text:bookmark text:name="_g2pd4pgjmjbp"/>{</text:p>
      <text:p text:style-name="P1"><text:bookmark text:name="_knzpf3xg5kvh"/>try{</text:p>
      <text:p text:style-name="P1"><text:bookmark text:name="_g28qg9nnsel3"/>int a = 5;</text:p>
      <text:p text:style-name="P1"><text:bookmark text:name="_sub2sp900ouy"/>int b = 0;</text:p>
      <text:p text:style-name="P1"><text:bookmark text:name="_wkvyjezbqi0b"/>int c = a/b;</text:p>
      <text:p text:style-name="P1"><text:bookmark text:name="_c0op8dc83q3"/>SOP(“World”);</text:p>
      <text:p text:style-name="P1"><text:bookmark text:name="_vehyahwo5fxw"/>}</text:p>
      <text:p text:style-name="P1"><text:bookmark text:name="_8frzyii0x2nd"/>Catch(exception e)</text:p>
      <text:p text:style-name="P1"><text:bookmark text:name="_2guxqr7jdie1"/>{</text:p>
      <text:p text:style-name="P1"><text:bookmark text:name="_hocasnx0riag"/>SOP(“hello”);</text:p>
      <text:p text:style-name="P1"><text:bookmark text:name="_wdi7bbgll8cv"/>}}</text:p>
      <text:p text:style-name="P1"><text:bookmark text:name="_g28kdv9d2w20"/></text:p>
      <text:p text:style-name="P1"><text:bookmark text:name="_jdx1xnuqcxvn"/></text:p>
      <text:p text:style-name="P1"><text:bookmark text:name="_yokr6g66rwwt"/>2. What is Proper order of access modifier</text:p>
      <text:p text:style-name="P2"><text:bookmark text:name="_ag7kgxv5a8hk"/>a) <text:span text:style-name="T3">private default protected public</text:span></text:p>
      <text:p text:style-name="P2"><text:bookmark text:name="_3je3ppyuf7r1"/>b) default private protected public</text:p>
      <text:p text:style-name="P2"><text:bookmark text:name="_ythb6vaxqtgw"/>c) public private default protected</text:p>
      <text:p text:style-name="P2"><text:bookmark text:name="_pi7j0c5yx0z1"/>d) public private protected default</text:p>
      <text:p text:style-name="P1"><text:bookmark text:name="_y8i93p72c9w0"/>3 .The code snippet below is an example of which of the following?</text:p>
      <text:p text:style-name="P1"><text:bookmark text:name="_xls8uhg2ndjg"/><text:soft-page-break/>Long myLong = 21l;</text:p>
      <text:p text:style-name="P2"><text:bookmark text:name="_y17p8rtg9d4d"/>A <text:span text:style-name="T3">Autoboxing</text:span></text:p>
      <text:p text:style-name="P2"><text:bookmark text:name="_o3qjqrdq2v38"/>B Autounboxing</text:p>
      <text:p text:style-name="P2"><text:bookmark text:name="_wya8d9mxrbv9"/>C Autocasting</text:p>
      <text:p text:style-name="P2"><text:bookmark text:name="_h0imdp9zuvl4"/>D Autoinstancing</text:p>
      <text:p text:style-name="P1"><text:bookmark text:name="_tadnx9ytrbbu"/></text:p>
      <text:p text:style-name="P1"><text:bookmark text:name="_n6nnfun1m20m"/>4.</text:p>
      <text:p text:style-name="P1"><text:bookmark text:name="_n6xrvdo01is3"/>1. interface TestA { String toString(); }</text:p>
      <text:p text:style-name="P1"><text:bookmark text:name="_7mnembic56n4"/>2. public class Test {</text:p>
      <text:p text:style-name="P1"><text:bookmark text:name="_kfa6zijksdph"/>3. public static void main(String[] args) {</text:p>
      <text:p text:style-name="P1"><text:bookmark text:name="_qam1r0esijs5"/>4. System.out.println(new TestA() {</text:p>
      <text:p text:style-name="P1"><text:bookmark text:name="_fw4msany6i4r"/>5. public String toString() { return "test"; }</text:p>
      <text:p text:style-name="P1"><text:bookmark text:name="_p44o7ons2fkd"/>6. });</text:p>
      <text:p text:style-name="P1"><text:bookmark text:name="_1g1rl7ksy6rv"/>7. }</text:p>
      <text:p text:style-name="P1"><text:bookmark text:name="_xzukydsw5jyn"/>8. }</text:p>
      <text:p text:style-name="P1"><text:bookmark text:name="_qc2xyfg8d8fb"/>What is the result?</text:p>
      <text:p text:style-name="P2"><text:bookmark text:name="_ovwnt0ux6uav"/>A.<text:span text:style-name="T3"> test</text:span></text:p>
      <text:p text:style-name="P2"><text:bookmark text:name="_llxedlgcuaj3"/>B. null</text:p>
      <text:p text:style-name="P2"><text:bookmark text:name="_324bnrvia3cv"/>C. An exception is thrown at runtime.</text:p>
      <text:p text:style-name="P2"><text:bookmark text:name="_daotataqz4zy"/>D. Compilation fails because of an error in line 1.</text:p>
      <text:p text:style-name="P2"><text:bookmark text:name="_r18v8vwlw717"/>E. Compilation fails because of an error in line 4.</text:p>
      <text:p text:style-name="P2"><text:bookmark text:name="_94uu8nj30h5m"/>F. Compilation fails because of an error in line 5.</text:p>
      <text:p text:style-name="P2"><text:bookmark text:name="_jyccg1h240aq"/><text:soft-page-break/></text:p>
      <text:p text:style-name="P2"><text:bookmark text:name="_ffn2kgi5tlem"/></text:p>
      <text:p text:style-name="P1"><text:bookmark text:name="_45lbbsssynqc"/>5.Determine the output</text:p>
      <text:p text:style-name="P1"><text:bookmark text:name="_nrk6tilyo1l1"/>int a = 9;</text:p>
      <text:p text:style-name="P1"><text:bookmark text:name="_ctc0ie6fkoib"/>int b = 14;</text:p>
      <text:p text:style-name="P1"><text:bookmark text:name="_luo3t9yi6c2"/>while(a&lt;b) {</text:p>
      <text:p text:style-name="P1"><text:bookmark text:name="_88hrif5gh1us"/>System.out.println("In the loop");</text:p>
      <text:p text:style-name="P1"><text:bookmark text:name="_e3at8md7bvmq"/>a+=2;</text:p>
      <text:p text:style-name="P1"><text:bookmark text:name="_squ13er5krsc"/>b-=2;}</text:p>
      <text:p text:style-name="P2"><text:bookmark text:name="_7nr5qcbgl17d"/>a)<text:span text:style-name="T3">In the loop</text:span></text:p>
      <text:p text:style-name="P7"><text:bookmark text:name="_6nfvzp4516e7"/>In the loop</text:p>
      <text:p text:style-name="P2"><text:bookmark text:name="_pal08r8au7hr"/>b)In the loop</text:p>
      <text:p text:style-name="P2"><text:bookmark text:name="_kkil7qx4843i"/>c)none of the above</text:p>
      <text:p text:style-name="P2"><text:bookmark text:name="_y1yiqfnla7o7"/></text:p>
      <text:p text:style-name="P1"><text:bookmark text:name="_giy50yh19ue4"/>6.What is the output of this program?</text:p>
      <text:p text:style-name="P1"><text:bookmark text:name="_hbbdseydolce"/>Import java.util.*</text:p>
      <text:p text:style-name="P1"><text:bookmark text:name="_e9yzgyyc64rd"/>Public static void main(String args[]){</text:p>
      <text:p text:style-name="P1"><text:bookmark text:name="_5tzjuserho3s"/>TreeMap obj = new Treemap();</text:p>
      <text:p text:style-name="P1"><text:bookmark text:name="_pfqdqg8uy42l"/>Obj.put(“A”, newInteger(1));</text:p>
      <text:p text:style-name="P1"><text:bookmark text:name="_nks63i74c6l6"/>Obj.put(“b”, newInteger(2));</text:p>
      <text:p text:style-name="P1"><text:bookmark text:name="_bqnbchbwy219"/>Obj.put(“c”, newInteger(3));</text:p>
      <text:p text:style-name="P1"><text:bookmark text:name="_s8itdhoci3f2"/>SOP(obj.entrySet());</text:p>
      <text:p text:style-name="P1"><text:bookmark text:name="_t9e6o9hyjqbn"/><text:soft-page-break/>}</text:p>
      <text:p text:style-name="P7"><text:bookmark text:name="_m17wvmunsy0t"/>a)[A=1, b=2, c=3]</text:p>
      <text:p text:style-name="P2"><text:bookmark text:name="_iyxm445eed8s"/>b)[A=1, B=2, C=3]</text:p>
      <text:p text:style-name="P2"><text:bookmark text:name="_4atkjzcv40pn"/>c)will not execute</text:p>
      <text:p text:style-name="P2"><text:bookmark text:name="_u1zwhveag9mm"/></text:p>
      <text:p text:style-name="P2"><text:bookmark text:name="_t728oo8n3lij"/></text:p>
      <text:p text:style-name="P1"><text:bookmark text:name="_yxjyo6e2s7r1"/>7.Which implementation of set would you choose if you want the iterator of set</text:p>
      <text:p text:style-name="P1"><text:bookmark text:name="_ltezukaectot"/>would give you object in the order it were inserted?</text:p>
      <text:p text:style-name="P7"><text:bookmark text:name="_mykvilsfmtwc"/>a)LinkedHashSet</text:p>
      <text:p text:style-name="P2"><text:bookmark text:name="_upsfgrih7c6j"/>b)TreeSet</text:p>
      <text:p text:style-name="P2"><text:bookmark text:name="_e8oo8xvgnugu"/>c)HashSet</text:p>
      <text:p text:style-name="P2"><text:bookmark text:name="_ulf2z9tjgps3"/></text:p>
      <text:p text:style-name="P2"><text:bookmark text:name="_rwi9mzy4s6fa"/></text:p>
      <text:p text:style-name="P1"><text:bookmark text:name="_ab0g1d3ne98t"/>8. How can you retrieve information from a ResultSet?</text:p>
      <text:p text:style-name="P2"><text:bookmark text:name="_6bujr6b5k3o8"/>(a) By invoking the method get(..., String type) on the ResultSet, where type is the database</text:p>
      <text:p text:style-name="P2"><text:bookmark text:name="_tsjtjov555ll"/>type</text:p>
      <text:p text:style-name="P2"><text:bookmark text:name="_rj6exbtlsfk1"/>(b) By invoking the method get(..., Type type) on the ResultSet, where Type is an object</text:p>
      <text:p text:style-name="P2"><text:bookmark text:name="_3jowqomibl3l"/>which represents a database</text:p>
      <text:p text:style-name="P2"><text:bookmark text:name="_r2s01s573wy"/>type</text:p>
      <text:p text:style-name="P2"><text:bookmark text:name="_ukkeek5modk"/>(c) By invoking the method getValue(...), and cast the result to the desired Java type.</text:p>
      <text:p text:style-name="P2"><text:bookmark text:name="_iev4bq4csje"/>(d) B<text:span text:style-name="T3">y invoking the special getter methods on the ResultSet: getString(...), getBoolean (...),</text:span></text:p>
      <text:p text:style-name="P7"><text:bookmark text:name="_a3hu7n5xfkil"/>getClob(...),...</text:p>
      <text:p text:style-name="P2"><text:bookmark text:name="_9on0wtjwxhv0"/><text:soft-page-break/></text:p>
      <text:p text:style-name="P2"><text:bookmark text:name="_4bseiyd9nvvi"/></text:p>
      <text:p text:style-name="P1"><text:bookmark text:name="_9wncnuh35q7d"/>9.Determine the output</text:p>
      <text:p text:style-name="P1"><text:bookmark text:name="_hjjr258hc62v"/>import java.util.*;</text:p>
      <text:p text:style-name="P1"><text:bookmark text:name="_ifpgzc97tqf"/>class TestHashMaps{</text:p>
      <text:p text:style-name="P1"><text:bookmark text:name="_p9b26kf1a90k"/>public static void main(String args[]) {</text:p>
      <text:p text:style-name="P1"><text:bookmark text:name="_g10qjae1h9j9"/>HashMap&lt;Integer,String&gt; hm= new HashMap&lt;Integer,String&gt; ();</text:p>
      <text:p text:style-name="P1"><text:bookmark text:name="_1xq9r8dmo7hx"/>hm.put(100, "John");</text:p>
      <text:p text:style-name="P1"><text:bookmark text:name="_yfvjhkaqcduw"/>hm.put(101, "Paul");</text:p>
      <text:p text:style-name="P1"><text:bookmark text:name="_j3k1xf2kg4kp"/>hm.put(102, "George");</text:p>
      <text:p text:style-name="P1"><text:bookmark text:name="_u1krlo266ji2"/>hm.put(103, "Ringo");</text:p>
      <text:p text:style-name="P1"><text:bookmark text:name="_j1pcbl24t6d2"/>for (Map.Entrym: hm.entrySet()) {System.out.println(m.getKey() + " " + m.getValue());</text:p>
      <text:p text:style-name="P1"><text:bookmark text:name="_g3cgeld410wq"/>}</text:p>
      <text:p text:style-name="P1"><text:bookmark text:name="_3lc5vwkq954d"/>}</text:p>
      <text:p text:style-name="P1"><text:bookmark text:name="_kupomd7h9cy1"/>}</text:p>
      <text:p text:style-name="P2"><text:bookmark text:name="_loxm0w5fu2cx"/>a) 100 John</text:p>
      <text:p text:style-name="P2"><text:bookmark text:name="_box5hs9fotl4"/>101 Paul</text:p>
      <text:p text:style-name="P2"><text:bookmark text:name="_g3iemzscbp4z"/>102 George</text:p>
      <text:p text:style-name="P2"><text:bookmark text:name="_fohs1ibeggls"/>103 Ringo</text:p>
      <text:p text:style-name="P2"><text:bookmark text:name="_v0tjib6s0yma"/>b)103 Ringo</text:p>
      <text:p text:style-name="P2"><text:bookmark text:name="_8ag6crea6tg2"/>102 George</text:p>
      <text:p text:style-name="P2"><text:bookmark text:name="_ilexicybrt9k"/>101 Paul</text:p>
      <text:p text:style-name="P2"><text:bookmark text:name="_chsudwruordm"/><text:soft-page-break/>100 John</text:p>
      <text:p text:style-name="P7"><text:bookmark text:name="_q59975624jvk"/>c)none of the above</text:p>
      <text:p text:style-name="P2"><text:bookmark text:name="_ualjgxto8jjf"/></text:p>
      <text:p text:style-name="P2"><text:bookmark text:name="_bp508p5dcm5x"/></text:p>
      <text:p text:style-name="P1"><text:bookmark text:name="_kps0sdc0qdxz"/>10.Determine the output</text:p>
      <text:p text:style-name="P1"><text:bookmark text:name="_n6m9kk134n1"/>import java.util.Map;</text:p>
      <text:p text:style-name="P1"><text:bookmark text:name="_zb1p5h5l7ph5"/>import java.util.TreeMap;</text:p>
      <text:p text:style-name="P1"><text:bookmark text:name="_wgqdvndajvxe"/>public class TestTreeMap {</text:p>
      <text:p text:style-name="P1"><text:bookmark text:name="_xsrbuhfnfgsp"/>public static void main(String args[]) {</text:p>
      <text:p text:style-name="P1"><text:bookmark text:name="_jf6x6434emfm"/>TreeMap&lt; Integer, String &gt; hm= new TreeMap&lt; Integer, String &gt; ();</text:p>
      <text:p text:style-name="P1"><text:bookmark text:name="_wziqvjk6xfv9"/>hm.put(100, "John");</text:p>
      <text:p text:style-name="P1"><text:bookmark text:name="_4fbwkcnjy3fc"/>hm.put(102, "Paul");</text:p>
      <text:p text:style-name="P1"><text:bookmark text:name="_ebkv1q68zvoc"/>hm.put(101, "George");</text:p>
      <text:p text:style-name="P5"><text:bookmark text:name="_k1702tzpyyt"/>hm.put(103, "Ringo");</text:p>
      <text:p text:style-name="P5"><text:bookmark text:name="_mrwhjgk1r2z0"/>for (Map.Entry m: hm.entrySet()) {</text:p>
      <text:p text:style-name="P1"><text:bookmark text:name="_t1hsm2tdgo6l"/><text:span text:style-name="T5">System.out.println(m.getKey() </text:span>+ " " + m.getValue());</text:p>
      <text:p text:style-name="P1"><text:bookmark text:name="_d2uowz3xfuy6"/>}</text:p>
      <text:p text:style-name="P1"><text:bookmark text:name="_k3a7fx30am3q"/>}</text:p>
      <text:p text:style-name="P1"><text:bookmark text:name="_1ngqy98pkgkf"/>}</text:p>
      <text:p text:style-name="P8"><text:bookmark text:name="_nrm82p7hspr0"/>a)<text:span text:style-name="T3">100 John</text:span></text:p>
      <text:p text:style-name="P8"><text:bookmark text:name="_mp2g1txzfwri"/>101 George</text:p>
      <text:p text:style-name="P8"><text:bookmark text:name="_xvwa5853qd3v"/>102 Paul</text:p>
      <text:p text:style-name="P8"><text:bookmark text:name="_lsijzmlf3l5o"/><text:soft-page-break/>103 Ringo</text:p>
      <text:p text:style-name="P2"><text:bookmark text:name="_51xfj0uq6qos"/>b)a) 1<text:span text:style-name="T3">00 John</text:span></text:p>
      <text:p text:style-name="P7"><text:bookmark text:name="_q4m20qa1ve8m"/>101 Paul</text:p>
      <text:p text:style-name="P7"><text:bookmark text:name="_lc80pebai2rj"/>102 George</text:p>
      <text:p text:style-name="P7"><text:bookmark text:name="_mxwpleeq9bhd"/>103 Ringo</text:p>
      <text:p text:style-name="P2"><text:bookmark text:name="_ckb0buzc4bap"/>c)103 Ringo</text:p>
      <text:p text:style-name="P2"><text:bookmark text:name="_kwrt1pv6bh4n"/>102 George</text:p>
      <text:p text:style-name="P2"><text:bookmark text:name="_hzzwug9zjyl5"/>101 Paul</text:p>
      <text:p text:style-name="P2"><text:bookmark text:name="_ka2tuzixajs2"/>100 John</text:p>
      <text:p text:style-name="P2"><text:bookmark text:name="_yitogta3a3t3"/>d)none of the above</text:p>
      <text:p text:style-name="P2"><text:bookmark text:name="_wol59wlzy8ns"/></text:p>
      <text:p text:style-name="P2"><text:bookmark text:name="_1chslg7irz90"/></text:p>
      <text:p text:style-name="P1"><text:bookmark text:name="_kt7d21bjf78y"/>11.What is the result?</text:p>
      <text:p text:style-name="P1"><text:bookmark text:name="_bwxsvjlc2b1c"/>5. import java.util.*;</text:p>
      <text:p text:style-name="P1"><text:bookmark text:name="_lbimy211e1h4"/>6. public class SortOf {</text:p>
      <text:p text:style-name="P1"><text:bookmark text:name="_2rpsxth1xyk"/>7. public static void main(String[] args) {</text:p>
      <text:p text:style-name="P1"><text:bookmark text:name="_nhpev6z1ljlq"/>8. ArrayList&lt;Integer&gt; a = new ArrayList&lt;Integer&gt;();</text:p>
      <text:p text:style-name="P1"><text:bookmark text:name="_ti4rcug9sk4"/>9. a.add(1); a.add(5); a.add(3);11. Collections.sort(a);</text:p>
      <text:p text:style-name="P1"><text:bookmark text:name="_n9p0unwdkiia"/>12. a.add(2);</text:p>
      <text:p text:style-name="P1"><text:bookmark text:name="_mb4c293fgzou"/>13. Collections.reverse(a);</text:p>
      <text:p text:style-name="P1"><text:bookmark text:name="_xro2pg4a0gtj"/>14. System.out.println(a);</text:p>
      <text:p text:style-name="P1"><text:bookmark text:name="_z795wpsoct02"/>15. }</text:p>
      <text:p text:style-name="P1"><text:bookmark text:name="_8z5ea4pp2yfc"/><text:soft-page-break/>16. }</text:p>
      <text:p text:style-name="P2"><text:bookmark text:name="_st6z0ptfrv4t"/>A. [1, 2, 3, 5]</text:p>
      <text:p text:style-name="P2"><text:bookmark text:name="_3ch1q4srocfw"/>B. [2, 1, 3, 5]</text:p>
      <text:p text:style-name="P7"><text:bookmark text:name="_ftjrkqey0ze1"/>C. [2, 5, 3, 1]</text:p>
      <text:p text:style-name="P2"><text:bookmark text:name="_e8xsow2x7uuf"/>D. [5, 3, 2, 1]</text:p>
      <text:p text:style-name="P8"><text:bookmark text:name="_aymo5fm57hve"/>E. [1, 3, 5, 2]</text:p>
      <text:p text:style-name="P2"><text:bookmark text:name="_uvrxtdkg992l"/>F. Compilation fails.</text:p>
      <text:p text:style-name="P2"><text:bookmark text:name="_4z921d1mijb8"/>G. An exception is thrown at runtime.</text:p>
      <text:p text:style-name="P2"><text:bookmark text:name="_j2iz9n494op2"/></text:p>
      <text:p text:style-name="P2"><text:bookmark text:name="_n68ni2g5cye"/></text:p>
      <text:p text:style-name="P1"><text:bookmark text:name="_pqyzxq7l5gmz"/>12. class BabyRaccoon extends Mammal { }</text:p>
      <text:p text:style-name="P1"><text:bookmark text:name="_vfdp5exn9o7t"/>Which four statements are true? (Choose four.)</text:p>
      <text:p text:style-name="P2"><text:bookmark text:name="_6dvzy9e78x8l"/>A. <text:span text:style-name="T3">Raccoon is-a Mammal.</text:span></text:p>
      <text:p text:style-name="P2"><text:bookmark text:name="_qcvl6ygn7o7n"/>B. Raccoon has-a Mammal.</text:p>
      <text:p text:style-name="P2"><text:bookmark text:name="_g1kcau3lb0te"/>C. B<text:span text:style-name="T3">abyRaccoon is-a Mammal.</text:span></text:p>
      <text:p text:style-name="P2"><text:bookmark text:name="_n4eo1ffeytdb"/>D.<text:span text:style-name="T3"> BabyRaccoon is-a Raccoon</text:span>.</text:p>
      <text:p text:style-name="P2"><text:bookmark text:name="_wgqw2kp02hu6"/>E. BabyRaccoon has-a Mammal.</text:p>
      <text:p text:style-name="P2"><text:bookmark text:name="_tr1k42u48ka"/>F. <text:span text:style-name="T3">BabyRaccoon is-a BabyRaccoon.</text:span></text:p>
      <text:p text:style-name="P2"><text:bookmark text:name="_mbx5xqa9ljlf"/></text:p>
      <text:p text:style-name="P2"><text:bookmark text:name="_eld87p1rp1dc"/></text:p>
      <text:p text:style-name="P1"><text:bookmark text:name="_yewtg6z2p0xb"/>13. Which Man class properly represents the relationship "Man has a best friend who is</text:p>
      <text:p text:style-name="P1"><text:bookmark text:name="_cf3l42udyoox"/><text:soft-page-break/>a Dog"?</text:p>
      <text:p text:style-name="P2"><text:bookmark text:name="_rdgb08i3tnxf"/>A. class Man extends Dog { }</text:p>
      <text:p text:style-name="P2"><text:bookmark text:name="_9003y0xu1eq6"/>B. class Man implements Dog { }</text:p>
      <text:p text:style-name="P2"><text:bookmark text:name="_wpl76vpqzbry"/>C. class Man { private BestFriend dog; }</text:p>
      <text:p text:style-name="P2"><text:bookmark text:name="_dijq30q2pwv0"/>D.<text:span text:style-name="T3"> class Man { private Dog bestFriend; }</text:span></text:p>
      <text:p text:style-name="P2"><text:bookmark text:name="_1waotkdtokyy"/>E. class Man { private Dog&lt;bestFriend&gt;; }</text:p>
      <text:p text:style-name="P2"><text:bookmark text:name="_c6jyrljhgqt"/>F. class Man { private BestFriend&lt;dog&gt;; }</text:p>
      <text:p text:style-name="P2"><text:bookmark text:name="_zd26ozc5fwza"/></text:p>
      <text:p text:style-name="P1"><text:bookmark text:name="_gpys66clgwue"/>14.What is the result?</text:p>
      <text:p text:style-name="P1"><text:bookmark text:name="_ad7qfr4nx51q"/>11. class Alpha {</text:p>
      <text:p text:style-name="P1"><text:bookmark text:name="_dzpl2oxq99op"/>12. public void foo() { System.out.print("Afoo "); }</text:p>
      <text:p text:style-name="P1"><text:bookmark text:name="_5a8h1q6gexvo"/>13. }</text:p>
      <text:p text:style-name="P1"><text:bookmark text:name="_cniilodjrsh7"/>14. public class Beta extends Alpha {</text:p>
      <text:p text:style-name="P1"><text:bookmark text:name="_rm5loi6fjc6v"/>15. public void foo() { System.out.print("Bfoo "); }</text:p>
      <text:p text:style-name="P1"><text:bookmark text:name="_egx3lq6uhg34"/>16. public static void main(String[] args) {</text:p>
      <text:p text:style-name="P1"><text:bookmark text:name="_oyykxljdxv5i"/>17. Alpha a = new Beta();</text:p>
      <text:p text:style-name="P1"><text:bookmark text:name="_s1iya5i9kv25"/>18. Beta b = (Beta)a;</text:p>
      <text:p text:style-name="P1"><text:bookmark text:name="_ua7azw6bob63"/>19. a.foo();</text:p>
      <text:p text:style-name="P1"><text:bookmark text:name="_6xcp4p1nuga0"/>20. b.foo();</text:p>
      <text:p text:style-name="P1"><text:bookmark text:name="_9iaagxvz89jq"/>21. }</text:p>
      <text:p text:style-name="P1"><text:bookmark text:name="_ioj2e3sn7k9d"/>22. }</text:p>
      <text:p text:style-name="P2"><text:bookmark text:name="_npx8gwbc1i2p"/>A. Afoo Afoo</text:p>
      <text:p text:style-name="P2"><text:bookmark text:name="_9foqgj6uu6v8"/><text:soft-page-break/>B. Afoo Bfoo</text:p>
      <text:p text:style-name="P2"><text:bookmark text:name="_ort1ywgwu22t"/>C. Bfoo Afoo</text:p>
      <text:p text:style-name="P2"><text:bookmark text:name="_ej4xukl3rhpy"/>D. Bfoo Bfoo</text:p>
      <text:p text:style-name="P2"><text:bookmark text:name="_h343g4z4q4m9"/>E. Compilation fails.</text:p>
      <text:p text:style-name="P2"><text:bookmark text:name="_cuqihx6ybe5o"/>F. An exception is thrown at runtime.</text:p>
      <text:p text:style-name="P2"><text:bookmark text:name="_yq8bmvetytol"/></text:p>
      <text:p text:style-name="P1"><text:bookmark text:name="_xq6n36124m61"/>15. Which code fragment, inserted at line 23, allows the code to compile?</text:p>
      <text:p text:style-name="P1"><text:bookmark text:name="_kiuw0odwvn67"/>5. import java.util.Date;</text:p>
      <text:p text:style-name="P1"><text:bookmark text:name="_sbsiisgv74fi"/>6. import java.text.DateFormat;</text:p>
      <text:p text:style-name="P1"><text:bookmark text:name="_5cbx4c6cbwjx"/>21. DateFormat df;</text:p>
      <text:p text:style-name="P1"><text:bookmark text:name="_5vhecec3x033"/>22. Date date = new Date();</text:p>
      <text:p text:style-name="P1"><text:bookmark text:name="_avm30s92us2v"/>23. // insert code here</text:p>
      <text:p text:style-name="P1"><text:bookmark text:name="_dg23rk352bpk"/>24. String s = df.format(date);</text:p>
      <text:p text:style-name="P2"><text:bookmark text:name="_239zt2w9kvf2"/>A. df = new DateFormat();</text:p>
      <text:p text:style-name="P2"><text:bookmark text:name="_dqh27vkenvmv"/>B. df = Date.getFormat();</text:p>
      <text:p text:style-name="P2"><text:bookmark text:name="_mnxorw3dw1jr"/>C. df = date.getFormat();</text:p>
      <text:p text:style-name="P2"><text:bookmark text:name="_8nfla2tr2wpb"/>D. df = DateFormat.getFormat();</text:p>
      <text:p text:style-name="P2"><text:bookmark text:name="_b7k5s7198hv4"/>E. df = DateFormat.getInstance();</text:p>
      <text:p text:style-name="P2"><text:bookmark text:name="_3ctltlvasfdm"/></text:p>
      <text:p text:style-name="P2"><text:bookmark text:name="_hws33hdfjwaa"/></text:p>
      <text:p text:style-name="P1"><text:bookmark text:name="_51uideberxxc"/>16. What is the result?</text:p>
      <text:p text:style-name="P1"><text:bookmark text:name="_m2u0bah4u05l"/>1. public class Base {</text:p>
      <text:p text:style-name="P1"><text:bookmark text:name="_hdi8h2n98i8u"/><text:soft-page-break/>2. public static final String FOO = "foo";</text:p>
      <text:p text:style-name="P1"><text:bookmark text:name="_5bfmdfxhzs7j"/>3. public static void main(String[] args) {</text:p>
      <text:p text:style-name="P1"><text:bookmark text:name="_5p88apfgoj7s"/>4. Base b = new Base();</text:p>
      <text:p text:style-name="P1"><text:bookmark text:name="_c91psxhczt85"/>5. Sub s = new Sub();</text:p>
      <text:p text:style-name="P1"><text:bookmark text:name="_85ei1spuz56q"/>6. System.out.print(Base.FOO);</text:p>
      <text:p text:style-name="P1"><text:bookmark text:name="_4g4okfxrjl3q"/>7. System.out.print(Sub.FOO);</text:p>
      <text:p text:style-name="P1"><text:bookmark text:name="_7ekfmh3s4kki"/>8. System.out.print(b.FOO);</text:p>
      <text:p text:style-name="P1"><text:bookmark text:name="_bawad8p0tc75"/>9. System.out.print(s.FOO);</text:p>
      <text:p text:style-name="P1"><text:bookmark text:name="_iwq6qa6w55gy"/>10. System.out.print(((Base)s).FOO);</text:p>
      <text:p text:style-name="P1"><text:bookmark text:name="_pu7th8wsjyc8"/>11. } }</text:p>
      <text:p text:style-name="P1"><text:bookmark text:name="_9kr17wo9fcag"/>12. class Sub extends Base {public static final String FOO="bar";}</text:p>
      <text:p text:style-name="P2"><text:bookmark text:name="_hojjorc1vp88"/>A. foofoofoofoofoo</text:p>
      <text:p text:style-name="P2"><text:bookmark text:name="_hxcjmfatprvq"/>B. foobarfoobarbar</text:p>
      <text:p text:style-name="P2"><text:bookmark text:name="_b7t0tc4px877"/>C. foobarfoofoofoo</text:p>
      <text:p text:style-name="P2"><text:bookmark text:name="_owttfid18oxf"/>D. foobarfoobarfoo</text:p>
      <text:p text:style-name="P2"><text:bookmark text:name="_oyp3tu222yan"/>E. barbarbarbarbar</text:p>
      <text:p text:style-name="P2"><text:bookmark text:name="_j59cy025xldg"/>F. foofoofoobarbar</text:p>
      <text:p text:style-name="P2"><text:bookmark text:name="_uat1nkcujuk6"/>G. foofoofoobarfoo</text:p>
      <text:p text:style-name="P2"><text:bookmark text:name="_al86wrhvwoii"/></text:p>
      <text:p text:style-name="P2"><text:bookmark text:name="_20s39c4m7gam"/></text:p>
      <text:p text:style-name="P1"><text:bookmark text:name="_n5mj1b7u5v7h"/>17. A company has a business application that provides its users with many different</text:p>
      <text:p text:style-name="P1"><text:bookmark text:name="_oxv7wygsekul"/>reports:</text:p>
      <text:p text:style-name="P1"><text:bookmark text:name="_ls7mw8637ui8"/><text:soft-page-break/>receivables reports, payables reports, revenue projects, and so on. The company has just</text:p>
      <text:p text:style-name="P1"><text:bookmark text:name="_nr8cf6e932ft"/>purchased some new, state-of-the-art, wireless printers, and a programmer has been</text:p>
      <text:p text:style-name="P1"><text:bookmark text:name="_r144xcedknr0"/>assigned the</text:p>
      <text:p text:style-name="P1"><text:bookmark text:name="_pfgulp9jzfcb"/>task of enhancing all of the reports to use not only the company's old printers, but the new</text:p>
      <text:p text:style-name="P1"><text:bookmark text:name="_lepl4eayt3s"/>wireless printers as well. When the programmer starts looking into the application, theprogrammer</text:p>
      <text:p text:style-name="P1"><text:bookmark text:name="_t310el2egmzc"/>discovers that because of the design of the application, it is necessary to make changes to</text:p>
      <text:p text:style-name="P1"><text:bookmark text:name="_enizx2wv4iuj"/>each</text:p>
      <text:p text:style-name="P1"><text:bookmark text:name="_qbnhl3puxp90"/>report to support the new printers. Which two design concepts most likely explain this</text:p>
      <text:p text:style-name="P1"><text:bookmark text:name="_w7anm8iefgo9"/>situation?</text:p>
      <text:p text:style-name="P1"><text:bookmark text:name="_92z7bmm20ji"/>(Choose two.)</text:p>
      <text:p text:style-name="P2"><text:bookmark text:name="_79pqbyh60ed0"/>A. Inheritance</text:p>
      <text:p text:style-name="P2"><text:bookmark text:name="_51uzkksodyem"/>B. Low cohesion</text:p>
      <text:p text:style-name="P2"><text:bookmark text:name="_pm1m7h6abrms"/>C. Tight coupling</text:p>
      <text:p text:style-name="P2"><text:bookmark text:name="_er3hfkl3gm5c"/>D. High cohesion</text:p>
      <text:p text:style-name="P2"><text:bookmark text:name="_iw1s3p7ewjbu"/>E. Loose coupling</text:p>
      <text:p text:style-name="P2"><text:bookmark text:name="_hcz77jdfk9uf"/>F. Object immutability</text:p>
      <text:p text:style-name="P2"><text:bookmark text:name="_hnhcibgnzaps"/></text:p>
      <text:p text:style-name="P2"><text:bookmark text:name="_o698sdvpz5lx"/></text:p>
      <text:p text:style-name="P1"><text:bookmark text:name="_k0za7muie3mc"/>18.A team of programmers is reviewing a proposed API for a new utility class. After some</text:p>
      <text:p text:style-name="P1"><text:bookmark text:name="_sfja7sh00z9u"/><text:soft-page-break/>discussion,</text:p>
      <text:p text:style-name="P1"><text:bookmark text:name="_mobilyte2fj"/>they realize that they can reduce the number of methods in the API without losing any</text:p>
      <text:p text:style-name="P1"><text:bookmark text:name="_84x2hplflwh1"/>functionality. If they implement the new design, which two OO principles will they be</text:p>
      <text:p text:style-name="P1"><text:bookmark text:name="_cqf0n8kfokh9"/>promoting?</text:p>
      <text:p text:style-name="P2"><text:bookmark text:name="_btmh5uw68t0e"/>A. Looser coupling</text:p>
      <text:p text:style-name="P2"><text:bookmark text:name="_o9bmcj6fvfyw"/>B. Tighter coupling</text:p>
      <text:p text:style-name="P2"><text:bookmark text:name="_bga78tnrx2y0"/>C. Lower cohesion</text:p>
      <text:p text:style-name="P2"><text:bookmark text:name="_6q1c1il5u7ek"/>D. Higher cohesion</text:p>
      <text:p text:style-name="P2"><text:bookmark text:name="_jok44an3kw24"/>E.<text:span text:style-name="T3"> Weaker encapsulation</text:span></text:p>
      <text:p text:style-name="P2"><text:bookmark text:name="_txw8hvmlf6ss"/>F. Stronger encapsulation</text:p>
      <text:p text:style-name="P2"><text:bookmark text:name="_qu3pe4iu2ay"/></text:p>
      <text:p text:style-name="P2"><text:bookmark text:name="_wp7e2k92es0a"/></text:p>
      <text:p text:style-name="P1"><text:bookmark text:name="_s7e5vl5dtrjk"/>19. A team of programmers is involved in reviewing a proposed design for a new utility</text:p>
      <text:p text:style-name="P1"><text:bookmark text:name="_psf5bfjue48f"/>class. After</text:p>
      <text:p text:style-name="P1"><text:bookmark text:name="_ke61jv2ivncg"/>some discussion, they realize that the current design allows other classes to access methods</text:p>
      <text:p text:style-name="P1"><text:bookmark text:name="_m92t78r5m8m"/>in</text:p>
      <text:p text:style-name="P1"><text:bookmark text:name="_b3lg9g7np9d3"/>the utility class that should be accessible only to methods within the utility class itself. What</text:p>
      <text:p text:style-name="P1"><text:bookmark text:name="_xg2355nlhi8j"/>design</text:p>
      <text:p text:style-name="P1"><text:bookmark text:name="_7lqkcy8ldcny"/>issue has the team discovered?</text:p>
      <text:p text:style-name="P2"><text:bookmark text:name="_6gct0aiyjh44"/>A. Tight coupling</text:p>
      <text:p text:style-name="P2"><text:bookmark text:name="_o7fg8nght29b"/>B. Low cohesion</text:p>
      <text:p text:style-name="P2"><text:bookmark text:name="_k1e9x3c0omkv"/><text:soft-page-break/>C. High cohesion</text:p>
      <text:p text:style-name="P2"><text:bookmark text:name="_3hb6lcnb9pg8"/>D. Loose coupling</text:p>
      <text:p text:style-name="P2"><text:bookmark text:name="_q0mtx1b2tn6r"/>E. Weak encapsulation</text:p>
      <text:p text:style-name="P2"><text:bookmark text:name="_flv3wbf6yegd"/>F. Strong encapsulation</text:p>
      <text:p text:style-name="P2"><text:bookmark text:name="_xp7oyndz3lop"/></text:p>
      <text:p text:style-name="P2"><text:bookmark text:name="_nrp0ij34hquk"/></text:p>
      <text:p text:style-name="P2"><text:bookmark text:name="_y64gt1ffxbgv"/></text:p>
      <text:p text:style-name="P1"><text:bookmark text:name="_qzsjs0jio2cc"/>20. A programmer has an algorithm that requires a java.util.List that provides an efficient</text:p>
      <text:p text:style-name="P1"><text:bookmark text:name="_n4ir6ftyrkea"/>implementation of add(0, object), but does NOT need to support quick random access. What</text:p>
      <text:p text:style-name="P1"><text:bookmark text:name="_r3ijppkvhcot"/>supports these requirements?</text:p>
      <text:p text:style-name="P2"><text:bookmark text:name="_v2cad1cxnrhn"/>A. java.util.Queue</text:p>
      <text:p text:style-name="P2"><text:bookmark text:name="_d78ysihh594w"/>B. java.util.ArrayList</text:p>
      <text:p text:style-name="P2"><text:bookmark text:name="_s585jrdguvxl"/>C. java.util.LinearList</text:p>
      <text:p text:style-name="P2"><text:bookmark text:name="_3tl2rz8jezso"/>D. java.util.LinkedList</text:p>
      <text:p text:style-name="P1"><text:bookmark text:name="_jqys0lvzcj1d"/></text:p>
      <text:p text:style-name="P1"><text:bookmark text:name="_zozm19aao1p"/>21. What is the output of this program?</text:p>
      <text:p text:style-name="P1"><text:bookmark text:name="_gvtzmogff6j1"/>import java.util.*;</text:p>
      <text:p text:style-name="P1"><text:bookmark text:name="_12h0xjo2jh2b"/>class Collection_Algos {</text:p>
      <text:p text:style-name="P1"><text:bookmark text:name="_4ys9rq27prb2"/>public static void main(String args[])</text:p>
      <text:p text:style-name="P1"><text:bookmark text:name="_rydw62u3jz1j"/>{</text:p>
      <text:p text:style-name="P1"><text:bookmark text:name="_l9ks0bccebja"/>LinkedList list = new LinkedList();</text:p>
      <text:p text:style-name="P1"><text:bookmark text:name="_dngsik6372lq"/><text:soft-page-break/>list.add(new Integer(2));</text:p>
      <text:p text:style-name="P1"><text:bookmark text:name="_p3o076s5vijv"/>list.add(new Integer(8));</text:p>
      <text:p text:style-name="P1"><text:bookmark text:name="_1xd1n1yela6m"/>list.add(new Integer(5));</text:p>
      <text:p text:style-name="P1"><text:bookmark text:name="_kyn442vtlugq"/>list.add(new Integer(1));</text:p>
      <text:p text:style-name="P1"><text:bookmark text:name="_45bg5sfzt110"/>Iterator i = list.iterator();</text:p>
      <text:p text:style-name="P1"><text:bookmark text:name="_8sex0u2j5ir"/>Collections.reverse(list);</text:p>
      <text:p text:style-name="P1"><text:bookmark text:name="_61sp9n1cf74t"/>Collections.shuffle(list);</text:p>
      <text:p text:style-name="P1"><text:bookmark text:name="_jy08cyhe3i84"/>while(i.hasNext())</text:p>
      <text:p text:style-name="P1"><text:bookmark text:name="_fgh2sip30py1"/>System.out.print(i.next() + " ");</text:p>
      <text:p text:style-name="P1"><text:bookmark text:name="_9jpzz4m0sb69"/>}</text:p>
      <text:p text:style-name="P1"><text:bookmark text:name="_72txxy9stedw"/>}</text:p>
      <text:p text:style-name="P2"><text:bookmark text:name="_rc1g7jw6kfiz"/>a) 2 8 5 1</text:p>
      <text:p text:style-name="P2"><text:bookmark text:name="_lm1hs6itugas"/>b) 1 5 8 2</text:p>
      <text:p text:style-name="P2"><text:bookmark text:name="_bx9bquq7lea9"/>c) 1 2 5 8</text:p>
      <text:p text:style-name="P2"><text:bookmark text:name="_e9jr00c7kbr1"/>d) Any random order</text:p>
      <text:p text:style-name="P2"><text:bookmark text:name="_n51ijufp9h37"/></text:p>
      <text:p text:style-name="P2"><text:bookmark text:name="_iat6l3z4ccvu"/></text:p>
      <text:p text:style-name="P1"><text:bookmark text:name="_rjjt3b4hp3r5"/>22.Which of these methods are used to read in from</text:p>
      <text:p text:style-name="P1"><text:bookmark text:name="_bwsuzgp97l1"/>file?</text:p>
      <text:p text:style-name="P2"><text:bookmark text:name="_9rfutfqo8gsh"/>a) get()</text:p>
      <text:p text:style-name="P2"><text:bookmark text:name="_gsow74i2xbyc"/>b) read()</text:p>
      <text:p text:style-name="P2"><text:bookmark text:name="_tvln0z27h9r9"/>c) scan()</text:p>
      <text:p text:style-name="P2"><text:bookmark text:name="_gxzm8t1fpri8"/><text:soft-page-break/>d) readFileInput()</text:p>
      <text:p text:style-name="P2"><text:bookmark text:name="_dnf440xa7se0"/></text:p>
      <text:p text:style-name="P2"><text:bookmark text:name="_ct8jbrxk4r3k"/></text:p>
      <text:p text:style-name="P2"><text:bookmark text:name="_a3qpa1hfe13f"/></text:p>
      <text:p text:style-name="P2"><text:bookmark text:name="_a8xt6a7yzzo"/></text:p>
      <text:p text:style-name="P1"><text:bookmark text:name="_fqf7y6h1v0n2"/>23.What is the ouput of the below code?</text:p>
      <text:p text:style-name="P1"><text:bookmark text:name="_aq4iihp9kxoe"/>interface A{}</text:p>
      <text:p text:style-name="P1"><text:bookmark text:name="_ly53feunbpjf"/>class C{}</text:p>
      <text:p text:style-name="P1"><text:bookmark text:name="_t6hs33k8vgbk"/>class D extends C{}</text:p>
      <text:p text:style-name="P1"><text:bookmark text:name="_r6yq2gldlwkw"/>public class Test extends D{</text:p>
      <text:p text:style-name="P1"><text:bookmark text:name="_437cfwfwo3yi"/>public static void main(String[] args) {</text:p>
      <text:p text:style-name="P1"><text:bookmark text:name="_wry3r0zc102n"/>Test t = new Test();</text:p>
      <text:p text:style-name="P1"><text:bookmark text:name="_xnr09rpuhoax"/>if(t instanceof A){</text:p>
      <text:p text:style-name="P1"><text:bookmark text:name="_386v1c5m2v0a"/>System.out.println("instance of A");</text:p>
      <text:p text:style-name="P1"><text:bookmark text:name="_vdd89uy519u9"/>}else if(t instanceof C)</text:p>
      <text:p text:style-name="P1"><text:bookmark text:name="_ib2u5tiofqx8"/>{</text:p>
      <text:p text:style-name="P1"><text:bookmark text:name="_25nf91sjugmz"/>System.out.println("instance of C");</text:p>
      <text:p text:style-name="P1"><text:bookmark text:name="_5jqlgaf7npmg"/>}</text:p>
      <text:p text:style-name="P1"><text:bookmark text:name="_sb2rg9gtm887"/>else if(t instanceof D)</text:p>
      <text:p text:style-name="P1"><text:bookmark text:name="_k5z657kyu6io"/>{</text:p>
      <text:p text:style-name="P1"><text:bookmark text:name="_ayngl24x47pg"/>System.out.println("instance of D");</text:p>
      <text:p text:style-name="P1"><text:bookmark text:name="_lhbbrr2p6vv"/>}</text:p>
      <text:p text:style-name="P1"><text:bookmark text:name="_4ffpd35jt4wb"/><text:soft-page-break/>else{</text:p>
      <text:p text:style-name="P1"><text:bookmark text:name="_nauiy77twhmw"/>System.out.println("Hello World");</text:p>
      <text:p text:style-name="P1"><text:bookmark text:name="_1j8pd72q3ljz"/>}}</text:p>
      <text:p text:style-name="P1"><text:bookmark text:name="_y6bxd33t2ik"/>}</text:p>
      <text:p text:style-name="P1"><text:bookmark text:name="_hfh85ulpzwg8"/>}</text:p>
      <text:p text:style-name="P2"><text:bookmark text:name="_wtnh0yvginvx"/>A) instance of A</text:p>
      <text:p text:style-name="P2"><text:bookmark text:name="_ehh76h1gcv3z"/>instance of D</text:p>
      <text:p text:style-name="P2"><text:bookmark text:name="_vxhmd722ia71"/>B) instance of C</text:p>
      <text:p text:style-name="P2"><text:bookmark text:name="_ktn81t7h8y1e"/>instance of D</text:p>
      <text:p text:style-name="P2"><text:bookmark text:name="_iy5olw512e06"/>C) instance of C</text:p>
      <text:p text:style-name="P2"><text:bookmark text:name="_j3uyu2uey07d"/>D) instance of C</text:p>
      <text:p text:style-name="P2"><text:bookmark text:name="_llzfau6prukv"/>E) Compilation Fails</text:p>
      <text:p text:style-name="P2"><text:bookmark text:name="_j3cyiyfbcxjz"/></text:p>
      <text:p text:style-name="P2"><text:bookmark text:name="_s7lrg67fjik0"/></text:p>
      <text:p text:style-name="P1"><text:bookmark text:name="_j0yl7hqdi3g8"/>24.class Parent{</text:p>
      <text:p text:style-name="P1"><text:bookmark text:name="_gxw78y7jkvm5"/>void method(){</text:p>
      <text:p text:style-name="P1"><text:bookmark text:name="_uvntylj76ye5"/>System.out.println("Parent");</text:p>
      <text:p text:style-name="P1"><text:bookmark text:name="_12k5nwwoywex"/>}</text:p>
      <text:p text:style-name="P1"><text:bookmark text:name="_e7oktx73bp6p"/>}</text:p>
      <text:p text:style-name="P1"><text:bookmark text:name="_mpcetls6std0"/>class Child extends Parent{</text:p>
      <text:p text:style-name="P1"><text:bookmark text:name="_q7csyrwpcs8"/>void method(){</text:p>
      <text:p text:style-name="P1"><text:bookmark text:name="_cz6k4u3wj9fb"/>System.out.println("Child");</text:p>
      <text:p text:style-name="P1"><text:bookmark text:name="_komuqzb39mbd"/><text:soft-page-break/>}</text:p>
      <text:p text:style-name="P1"><text:bookmark text:name="_dmjm877i6604"/>public static void main(String[] args) {</text:p>
      <text:p text:style-name="P1"><text:bookmark text:name="_ofncijf8vi8k"/>Parent p = new Parent();</text:p>
      <text:p text:style-name="P1"><text:bookmark text:name="_uzaby5gc1hyw"/>Child c = (Child)p;</text:p>
      <text:p text:style-name="P1"><text:bookmark text:name="_gcfg2oq6ghqb"/>c.method();</text:p>
      <text:p text:style-name="P1"><text:bookmark text:name="_5uvf6dx7am4m"/>}</text:p>
      <text:p text:style-name="P1"><text:bookmark text:name="_xqkgy1gwg2oq"/>}</text:p>
      <text:p text:style-name="P2"><text:bookmark text:name="_4053e1l5ry0y"/>A) Child</text:p>
      <text:p text:style-name="P2"><text:bookmark text:name="_kstnu6haiydq"/>B) Parent</text:p>
      <text:p text:style-name="P2"><text:bookmark text:name="_of912e68cly7"/>C)<text:span text:style-name="T4"> Compilation fails</text:span></text:p>
      <text:p text:style-name="P2"><text:bookmark text:name="_kghlgwdahfkv"/>D) ClassCastException thrown at runtime</text:p>
      <text:p text:style-name="P2"><text:bookmark text:name="_pwzmi9z21xtt"/></text:p>
      <text:p text:style-name="P2"><text:bookmark text:name="_p3nhi61dplct"/></text:p>
      <text:p text:style-name="P1"><text:bookmark text:name="_336vj9c652w1"/>25.Determine the output</text:p>
      <text:p text:style-name="P1"><text:bookmark text:name="_rp0dq19jia0b"/>class Animal</text:p>
      <text:p text:style-name="P1"><text:bookmark text:name="_ui6l5ze6l81y"/>{</text:p>
      <text:p text:style-name="P1"><text:bookmark text:name="_keypchsqjflx"/>String name = "animal";</text:p>
      <text:p text:style-name="P1"><text:bookmark text:name="_dbrgebexri2j"/>String makeNoise() { return "generic noise"; }</text:p>
      <text:p text:style-name="P1"><text:bookmark text:name="_sdkgu0cv5n2c"/>}</text:p>
      <text:p text:style-name="P1"><text:bookmark text:name="_i12m7i313cc7"/>class Dog extends Animal</text:p>
      <text:p text:style-name="P1"><text:bookmark text:name="_6bx9omjg6gjv"/>{</text:p>
      <text:p text:style-name="P1"><text:bookmark text:name="_vbdscfodbtbx"/>String name = "dog";</text:p>
      <text:p text:style-name="P1"><text:bookmark text:name="_8et11pfp3ehp"/><text:soft-page-break/>String makeNoise() { return "bark"; }</text:p>
      <text:p text:style-name="P1"><text:bookmark text:name="_islt85qk1meu"/>}</text:p>
      <text:p text:style-name="P1"><text:bookmark text:name="_cr9kt8f3s4tz"/>public class Test</text:p>
      <text:p text:style-name="P1"><text:bookmark text:name="_hr9xvbh5ti1j"/>{</text:p>
      <text:p text:style-name="P1"><text:bookmark text:name="_gbzudqodcj8e"/>public static void main(String[] args)</text:p>
      <text:p text:style-name="P1"><text:bookmark text:name="_pul5lr9ydfal"/>{</text:p>
      <text:p text:style-name="P1"><text:bookmark text:name="_e2d4yvn70ghm"/>Animal an = new Dog();System.out.println(an.name+" "+an.makeNoise());</text:p>
      <text:p text:style-name="P1"><text:bookmark text:name="_v8ogd8vtjrrw"/>}</text:p>
      <text:p text:style-name="P1"><text:bookmark text:name="_v8eviygui7pe"/>}</text:p>
      <text:p text:style-name="P2"><text:bookmark text:name="_of97nr2hzy9"/>A) animal generic noise</text:p>
      <text:p text:style-name="P7"><text:bookmark text:name="_o2pled1h6d23"/>B) animal bark</text:p>
      <text:p text:style-name="P2"><text:bookmark text:name="_cdimm9mz0w09"/><text:span text:style-name="T3">C) </text:span>dog bark</text:p>
      <text:p text:style-name="P2"><text:bookmark text:name="_rru0nfinnxn8"/>D) dog generic noise</text:p>
      <text:p text:style-name="P1"><text:bookmark text:name="_cbr36xrhd0iv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19-04-07T00:37:12.969904870</dc:date>
    <meta:editing-duration>PT35S</meta:editing-duration>
    <meta:editing-cycles>1</meta:editing-cycles>
    <meta:document-statistic meta:table-count="0" meta:image-count="0" meta:object-count="0" meta:page-count="19" meta:paragraph-count="359" meta:word-count="1444" meta:character-count="8784" meta:non-whitespace-character-count="7698"/>
  </office:meta>
</office:document-meta>
</file>